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79mm"/>
    </style:style>
    <style:style style:name="co2" style:family="table-column">
      <style:table-column-properties fo:break-before="auto" style:column-width="17.15mm"/>
    </style:style>
    <style:style style:name="co3" style:family="table-column">
      <style:table-column-properties fo:break-before="auto" style:column-width="17.36mm"/>
    </style:style>
    <style:style style:name="co4" style:family="table-column">
      <style:table-column-properties fo:break-before="auto" style:column-width="16.8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6.67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4.62mm"/>
    </style:style>
    <style:style style:name="co10" style:family="table-column">
      <style:table-column-properties fo:break-before="auto" style:column-width="34.48mm"/>
    </style:style>
    <style:style style:name="co11" style:family="table-column">
      <style:table-column-properties fo:break-before="auto" style:column-width="29.17mm"/>
    </style:style>
    <style:style style:name="co12" style:family="table-column">
      <style:table-column-properties fo:break-before="auto" style:column-width="31.84mm"/>
    </style:style>
    <style:style style:name="co13" style:family="table-column">
      <style:table-column-properties fo:break-before="auto" style:column-width="32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1007" table:default-cell-style-name="Default"/>
        <table:table-row table:style-name="ro1">
          <table:table-cell table:style-name="ce1" office:value-type="string" calcext:value-type="string">
            <text:p>Isize</text:p>
          </table:table-cell>
          <table:table-cell table:style-name="ce1" office:value-type="string" calcext:value-type="string">
            <text:p>Fsize</text:p>
          </table:table-cell>
          <table:table-cell table:style-name="ce10" office:value-type="string" calcext:value-type="string" table:number-columns-spanned="2" table:number-rows-spanned="1">
            <text:p>Serial Tim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Naive Tim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Shared Tim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Constant Tim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Texture Time</text:p>
          </table:table-cell>
          <table:covered-table-cell table:style-name="ce1"/>
          <table:table-cell table:style-name="ce4"/>
          <table:table-cell table:style-name="ce4" office:value-type="string" calcext:value-type="string">
            <text:p>Naive Speedup</text:p>
          </table:table-cell>
          <table:table-cell table:style-name="ce4" office:value-type="string" calcext:value-type="string">
            <text:p>Shared Speedup</text:p>
          </table:table-cell>
          <table:table-cell table:style-name="ce4" office:value-type="string" calcext:value-type="string">
            <text:p>Constant Speedup</text:p>
          </table:table-cell>
          <table:table-cell table:style-name="ce4" office:value-type="string" calcext:value-type="string">
            <text:p>Texture Speedup</text:p>
          </table:table-cell>
          <table:table-cell table:style-name="ce4" table:number-columns-repeated="1007"/>
        </table:table-row>
        <table:table-row table:style-name="ro1">
          <table:table-cell table:style-name="ce7" office:value-type="float" office:value="256" calcext:value-type="float" table:number-columns-spanned="1" table:number-rows-spanned="3">
            <text:p>256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0.006454" calcext:value-type="float">
            <text:p>0.006454</text:p>
          </table:table-cell>
          <table:table-cell table:style-name="ce9" office:value-type="float" office:value="0.000011" calcext:value-type="float">
            <text:p>1.1E-05</text:p>
          </table:table-cell>
          <table:table-cell table:style-name="ce9" office:value-type="float" office:value="0.000041" calcext:value-type="float">
            <text:p>4.1E-05</text:p>
          </table:table-cell>
          <table:table-cell table:style-name="ce9" office:value-type="float" office:value="0.066851" calcext:value-type="float">
            <text:p>0.066851</text:p>
          </table:table-cell>
          <table:table-cell table:style-name="ce9" office:value-type="float" office:value="0.000052" calcext:value-type="float">
            <text:p>5.2E-05</text:p>
          </table:table-cell>
          <table:table-cell table:style-name="ce9" office:value-type="float" office:value="0.053856" calcext:value-type="float">
            <text:p>0.053856</text:p>
          </table:table-cell>
          <table:table-cell table:style-name="ce9" office:value-type="float" office:value="0.000029" calcext:value-type="float">
            <text:p>2.9E-05</text:p>
          </table:table-cell>
          <table:table-cell table:style-name="ce9" office:value-type="float" office:value="0.05086" calcext:value-type="float">
            <text:p>0.05086</text:p>
          </table:table-cell>
          <table:table-cell table:style-name="ce9" office:value-type="float" office:value="0.00004" calcext:value-type="float">
            <text:p>4E-05</text:p>
          </table:table-cell>
          <table:table-cell table:style-name="ce9" office:value-type="float" office:value="0.051455" calcext:value-type="float">
            <text:p>0.051455</text:p>
          </table:table-cell>
          <table:table-cell/>
          <table:table-cell table:style-name="ce12" table:formula="of:=[.C2]/[.E2]" office:value-type="float" office:value="157.414634146341" calcext:value-type="float">
            <text:p>157.4146</text:p>
          </table:table-cell>
          <table:table-cell table:style-name="ce12" table:formula="of:=[.C2]/[.G2]" office:value-type="float" office:value="124.115384615385" calcext:value-type="float">
            <text:p>124.1154</text:p>
          </table:table-cell>
          <table:table-cell table:style-name="ce12" table:formula="of:=[.C2]/[.I2]" office:value-type="float" office:value="222.551724137931" calcext:value-type="float">
            <text:p>222.5517</text:p>
          </table:table-cell>
          <table:table-cell table:style-name="ce12" table:formula="of:=[.C2]/[.K2]" office:value-type="float" office:value="161.35" calcext:value-type="float">
            <text:p>161.3500</text:p>
          </table:table-cell>
          <table:table-cell office:value-type="float" office:value="256" calcext:value-type="float">
            <text:p>256</text:p>
          </table:table-cell>
          <table:table-cell table:formula="of:=[.C2]/([.R2]^2)" office:value-type="float" office:value="0.000000098480224609375" calcext:value-type="float">
            <text:p>9.8480224609375E-08</text:p>
          </table:table-cell>
          <table:table-cell table:number-columns-repeated="1005"/>
        </table:table-row>
        <table:table-row table:style-name="ro1">
          <table:covered-table-cell table:style-name="ce5"/>
          <table:table-cell office:value-type="float" office:value="5" calcext:value-type="float">
            <text:p>5</text:p>
          </table:table-cell>
          <table:table-cell table:style-name="ce9" office:value-type="float" office:value="0.010588" calcext:value-type="float">
            <text:p>0.010588</text:p>
          </table:table-cell>
          <table:table-cell table:style-name="ce9" office:value-type="float" office:value="0.000014" calcext:value-type="float">
            <text:p>1.4E-05</text:p>
          </table:table-cell>
          <table:table-cell table:style-name="ce9" office:value-type="float" office:value="0.000086" calcext:value-type="float">
            <text:p>8.6E-05</text:p>
          </table:table-cell>
          <table:table-cell table:style-name="ce9" office:value-type="float" office:value="0.060539" calcext:value-type="float">
            <text:p>0.060539</text:p>
          </table:table-cell>
          <table:table-cell table:style-name="ce9" office:value-type="float" office:value="0.000102" calcext:value-type="float">
            <text:p>0.000102</text:p>
          </table:table-cell>
          <table:table-cell table:style-name="ce9" office:value-type="float" office:value="0.053923" calcext:value-type="float">
            <text:p>0.053923</text:p>
          </table:table-cell>
          <table:table-cell table:style-name="ce9" office:value-type="float" office:value="0.000051" calcext:value-type="float">
            <text:p>5.1E-05</text:p>
          </table:table-cell>
          <table:table-cell table:style-name="ce9" office:value-type="float" office:value="0.052218" calcext:value-type="float">
            <text:p>0.052218</text:p>
          </table:table-cell>
          <table:table-cell table:style-name="ce9" office:value-type="float" office:value="0.000062" calcext:value-type="float">
            <text:p>6.2E-05</text:p>
          </table:table-cell>
          <table:table-cell table:style-name="ce9" office:value-type="float" office:value="0.052853" calcext:value-type="float">
            <text:p>0.052853</text:p>
          </table:table-cell>
          <table:table-cell/>
          <table:table-cell table:style-name="ce12" table:formula="of:=[.C3]/[.E3]" office:value-type="float" office:value="123.116279069767" calcext:value-type="float">
            <text:p>123.1163</text:p>
          </table:table-cell>
          <table:table-cell table:style-name="ce12" table:formula="of:=[.C3]/[.G3]" office:value-type="float" office:value="103.803921568627" calcext:value-type="float">
            <text:p>103.8039</text:p>
          </table:table-cell>
          <table:table-cell table:style-name="ce12" table:formula="of:=[.C3]/[.I3]" office:value-type="float" office:value="207.607843137255" calcext:value-type="float">
            <text:p>207.6078</text:p>
          </table:table-cell>
          <table:table-cell table:style-name="ce12" table:formula="of:=[.C3]/[.K3]" office:value-type="float" office:value="170.774193548387" calcext:value-type="float">
            <text:p>170.7742</text:p>
          </table:table-cell>
          <table:table-cell office:value-type="float" office:value="256" calcext:value-type="float">
            <text:p>256</text:p>
          </table:table-cell>
          <table:table-cell table:formula="of:=[.C3]/([.R3]^2)" office:value-type="float" office:value="0.00000016156005859375" calcext:value-type="float">
            <text:p>1.6156005859375E-07</text:p>
          </table:table-cell>
          <table:table-cell table:number-columns-repeated="1005"/>
        </table:table-row>
        <table:table-row table:style-name="ro1">
          <table:covered-table-cell table:style-name="ce5"/>
          <table:table-cell office:value-type="float" office:value="9" calcext:value-type="float">
            <text:p>9</text:p>
          </table:table-cell>
          <table:table-cell table:style-name="ce9" office:value-type="float" office:value="0.02632" calcext:value-type="float">
            <text:p>0.02632</text:p>
          </table:table-cell>
          <table:table-cell table:style-name="ce9" office:value-type="float" office:value="0.00001" calcext:value-type="float">
            <text:p>1E-05</text:p>
          </table:table-cell>
          <table:table-cell table:style-name="ce9" office:value-type="float" office:value="0.000207" calcext:value-type="float">
            <text:p>0.000207</text:p>
          </table:table-cell>
          <table:table-cell table:style-name="ce9" office:value-type="float" office:value="0.063107" calcext:value-type="float">
            <text:p>0.063107</text:p>
          </table:table-cell>
          <table:table-cell table:style-name="ce9" office:value-type="float" office:value="0.000281" calcext:value-type="float">
            <text:p>0.000281</text:p>
          </table:table-cell>
          <table:table-cell table:style-name="ce9" office:value-type="float" office:value="0.054783" calcext:value-type="float">
            <text:p>0.054783</text:p>
          </table:table-cell>
          <table:table-cell table:style-name="ce9" office:value-type="float" office:value="0.000115" calcext:value-type="float">
            <text:p>0.000115</text:p>
          </table:table-cell>
          <table:table-cell table:style-name="ce9" office:value-type="float" office:value="0.055964" calcext:value-type="float">
            <text:p>0.055964</text:p>
          </table:table-cell>
          <table:table-cell table:style-name="ce9" office:value-type="float" office:value="0.000132" calcext:value-type="float">
            <text:p>0.000132</text:p>
          </table:table-cell>
          <table:table-cell table:style-name="ce9" office:value-type="float" office:value="0.052518" calcext:value-type="float">
            <text:p>0.052518</text:p>
          </table:table-cell>
          <table:table-cell/>
          <table:table-cell table:style-name="ce12" table:formula="of:=[.C4]/[.E4]" office:value-type="float" office:value="127.149758454106" calcext:value-type="float">
            <text:p>127.1498</text:p>
          </table:table-cell>
          <table:table-cell table:style-name="ce12" table:formula="of:=[.C4]/[.G4]" office:value-type="float" office:value="93.6654804270463" calcext:value-type="float">
            <text:p>93.6655</text:p>
          </table:table-cell>
          <table:table-cell table:style-name="ce12" table:formula="of:=[.C4]/[.I4]" office:value-type="float" office:value="228.869565217391" calcext:value-type="float">
            <text:p>228.8696</text:p>
          </table:table-cell>
          <table:table-cell table:style-name="ce12" table:formula="of:=[.C4]/[.K4]" office:value-type="float" office:value="199.393939393939" calcext:value-type="float">
            <text:p>199.3939</text:p>
          </table:table-cell>
          <table:table-cell office:value-type="float" office:value="256" calcext:value-type="float">
            <text:p>256</text:p>
          </table:table-cell>
          <table:table-cell table:formula="of:=[.C4]/([.R4]^2)" office:value-type="float" office:value="0.000000401611328125" calcext:value-type="float">
            <text:p>4.01611328125E-07</text:p>
          </table:table-cell>
          <table:table-cell table:number-columns-repeated="1005"/>
        </table:table-row>
        <table:table-row table:style-name="ro1">
          <table:table-cell table:style-name="ce7" office:value-type="float" office:value="512" calcext:value-type="float" table:number-columns-spanned="1" table:number-rows-spanned="3">
            <text:p>512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0.01153" calcext:value-type="float">
            <text:p>0.01153</text:p>
          </table:table-cell>
          <table:table-cell table:style-name="ce9" office:value-type="float" office:value="0.000005" calcext:value-type="float">
            <text:p>5E-06</text:p>
          </table:table-cell>
          <table:table-cell table:style-name="ce9" office:value-type="float" office:value="0.000118" calcext:value-type="float">
            <text:p>0.000118</text:p>
          </table:table-cell>
          <table:table-cell table:style-name="ce9" office:value-type="float" office:value="0.063249" calcext:value-type="float">
            <text:p>0.063249</text:p>
          </table:table-cell>
          <table:table-cell table:style-name="ce9" office:value-type="float" office:value="0.000162" calcext:value-type="float">
            <text:p>0.000162</text:p>
          </table:table-cell>
          <table:table-cell table:style-name="ce9" office:value-type="float" office:value="0.054889" calcext:value-type="float">
            <text:p>0.054889</text:p>
          </table:table-cell>
          <table:table-cell table:style-name="ce9" office:value-type="float" office:value="0.000076" calcext:value-type="float">
            <text:p>7.6E-05</text:p>
          </table:table-cell>
          <table:table-cell table:style-name="ce9" office:value-type="float" office:value="0.052294" calcext:value-type="float">
            <text:p>0.052294</text:p>
          </table:table-cell>
          <table:table-cell table:style-name="ce9" office:value-type="float" office:value="0.000092" calcext:value-type="float">
            <text:p>9.2E-05</text:p>
          </table:table-cell>
          <table:table-cell table:style-name="ce9" office:value-type="float" office:value="0.053067" calcext:value-type="float">
            <text:p>0.053067</text:p>
          </table:table-cell>
          <table:table-cell/>
          <table:table-cell table:style-name="ce12" table:formula="of:=[.C5]/[.E5]" office:value-type="float" office:value="97.7118644067797" calcext:value-type="float">
            <text:p>97.7119</text:p>
          </table:table-cell>
          <table:table-cell table:style-name="ce12" table:formula="of:=[.C5]/[.G5]" office:value-type="float" office:value="71.1728395061729" calcext:value-type="float">
            <text:p>71.1728</text:p>
          </table:table-cell>
          <table:table-cell table:style-name="ce12" table:formula="of:=[.C5]/[.I5]" office:value-type="float" office:value="151.71052631579" calcext:value-type="float">
            <text:p>151.7105</text:p>
          </table:table-cell>
          <table:table-cell table:style-name="ce12" table:formula="of:=[.C5]/[.K5]" office:value-type="float" office:value="125.326086956522" calcext:value-type="float">
            <text:p>125.3261</text:p>
          </table:table-cell>
          <table:table-cell office:value-type="float" office:value="512" calcext:value-type="float">
            <text:p>512</text:p>
          </table:table-cell>
          <table:table-cell table:formula="of:=[.C5]/([.R5]^2)" office:value-type="float" office:value="0.0000000439834594726563" calcext:value-type="float">
            <text:p>4.39834594726563E-08</text:p>
          </table:table-cell>
          <table:table-cell table:number-columns-repeated="1005"/>
        </table:table-row>
        <table:table-row table:style-name="ro1">
          <table:covered-table-cell table:style-name="ce5"/>
          <table:table-cell office:value-type="float" office:value="5" calcext:value-type="float">
            <text:p>5</text:p>
          </table:table-cell>
          <table:table-cell table:style-name="ce9" office:value-type="float" office:value="0.028605" calcext:value-type="float">
            <text:p>0.028605</text:p>
          </table:table-cell>
          <table:table-cell table:style-name="ce9" office:value-type="float" office:value="0.000004" calcext:value-type="float">
            <text:p>4E-06</text:p>
          </table:table-cell>
          <table:table-cell table:style-name="ce9" office:value-type="float" office:value="0.000294" calcext:value-type="float">
            <text:p>0.000294</text:p>
          </table:table-cell>
          <table:table-cell table:style-name="ce9" office:value-type="float" office:value="0.066288" calcext:value-type="float">
            <text:p>0.066288</text:p>
          </table:table-cell>
          <table:table-cell table:style-name="ce9" office:value-type="float" office:value="0.000363" calcext:value-type="float">
            <text:p>0.000363</text:p>
          </table:table-cell>
          <table:table-cell table:style-name="ce9" office:value-type="float" office:value="0.05473" calcext:value-type="float">
            <text:p>0.05473</text:p>
          </table:table-cell>
          <table:table-cell table:style-name="ce9" office:value-type="float" office:value="0.000155" calcext:value-type="float">
            <text:p>0.000155</text:p>
          </table:table-cell>
          <table:table-cell table:style-name="ce9" office:value-type="float" office:value="0.051798" calcext:value-type="float">
            <text:p>0.051798</text:p>
          </table:table-cell>
          <table:table-cell table:style-name="ce9" office:value-type="float" office:value="0.000179" calcext:value-type="float">
            <text:p>0.000179</text:p>
          </table:table-cell>
          <table:table-cell table:style-name="ce9" office:value-type="float" office:value="0.050577" calcext:value-type="float">
            <text:p>0.050577</text:p>
          </table:table-cell>
          <table:table-cell/>
          <table:table-cell table:style-name="ce12" table:formula="of:=[.C6]/[.E6]" office:value-type="float" office:value="97.295918367347" calcext:value-type="float">
            <text:p>97.2959</text:p>
          </table:table-cell>
          <table:table-cell table:style-name="ce12" table:formula="of:=[.C6]/[.G6]" office:value-type="float" office:value="78.801652892562" calcext:value-type="float">
            <text:p>78.8017</text:p>
          </table:table-cell>
          <table:table-cell table:style-name="ce12" table:formula="of:=[.C6]/[.I6]" office:value-type="float" office:value="184.548387096774" calcext:value-type="float">
            <text:p>184.5484</text:p>
          </table:table-cell>
          <table:table-cell table:style-name="ce12" table:formula="of:=[.C6]/[.K6]" office:value-type="float" office:value="159.804469273743" calcext:value-type="float">
            <text:p>159.8045</text:p>
          </table:table-cell>
          <table:table-cell office:value-type="float" office:value="512" calcext:value-type="float">
            <text:p>512</text:p>
          </table:table-cell>
          <table:table-cell table:formula="of:=[.C6]/([.R6]^2)" office:value-type="float" office:value="0.000000109119415283203" calcext:value-type="float">
            <text:p>1.09119415283203E-07</text:p>
          </table:table-cell>
          <table:table-cell table:number-columns-repeated="1005"/>
        </table:table-row>
        <table:table-row table:style-name="ro1">
          <table:covered-table-cell table:style-name="ce5"/>
          <table:table-cell office:value-type="float" office:value="9" calcext:value-type="float">
            <text:p>9</text:p>
          </table:table-cell>
          <table:table-cell table:style-name="ce9" office:value-type="float" office:value="0.086674" calcext:value-type="float">
            <text:p>0.086674</text:p>
          </table:table-cell>
          <table:table-cell table:style-name="ce9" office:value-type="float" office:value="0.000005" calcext:value-type="float">
            <text:p>5E-06</text:p>
          </table:table-cell>
          <table:table-cell table:style-name="ce9" office:value-type="float" office:value="0.000792" calcext:value-type="float">
            <text:p>0.000792</text:p>
          </table:table-cell>
          <table:table-cell table:style-name="ce9" office:value-type="float" office:value="0.064031" calcext:value-type="float">
            <text:p>0.06403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0.052632" calcext:value-type="float">
            <text:p>0.052632</text:p>
          </table:table-cell>
          <table:table-cell table:style-name="ce9" office:value-type="float" office:value="0.000416" calcext:value-type="float">
            <text:p>0.000416</text:p>
          </table:table-cell>
          <table:table-cell table:style-name="ce9" office:value-type="float" office:value="0.051961" calcext:value-type="float">
            <text:p>0.051961</text:p>
          </table:table-cell>
          <table:table-cell table:style-name="ce9" office:value-type="float" office:value="0.00045" calcext:value-type="float">
            <text:p>0.00045</text:p>
          </table:table-cell>
          <table:table-cell table:style-name="ce9" office:value-type="float" office:value="0.051078" calcext:value-type="float">
            <text:p>0.051078</text:p>
          </table:table-cell>
          <table:table-cell/>
          <table:table-cell table:style-name="ce12" table:formula="of:=[.C7]/[.E7]" office:value-type="float" office:value="109.436868686869" calcext:value-type="float">
            <text:p>109.4369</text:p>
          </table:table-cell>
          <table:table-cell table:style-name="ce12" table:formula="of:=[.C7]/[.G7]" office:value-type="float" office:value="86.674" calcext:value-type="float">
            <text:p>86.6740</text:p>
          </table:table-cell>
          <table:table-cell table:style-name="ce12" table:formula="of:=[.C7]/[.I7]" office:value-type="float" office:value="208.350961538462" calcext:value-type="float">
            <text:p>208.3510</text:p>
          </table:table-cell>
          <table:table-cell table:style-name="ce12" table:formula="of:=[.C7]/[.K7]" office:value-type="float" office:value="192.608888888889" calcext:value-type="float">
            <text:p>192.6089</text:p>
          </table:table-cell>
          <table:table-cell office:value-type="float" office:value="512" calcext:value-type="float">
            <text:p>512</text:p>
          </table:table-cell>
          <table:table-cell table:formula="of:=[.C7]/([.R7]^2)" office:value-type="float" office:value="0.000000330635070800781" calcext:value-type="float">
            <text:p>3.30635070800781E-07</text:p>
          </table:table-cell>
          <table:table-cell table:number-columns-repeated="1005"/>
        </table:table-row>
        <table:table-row table:style-name="ro1">
          <table:table-cell table:style-name="ce7" office:value-type="float" office:value="1024" calcext:value-type="float" table:number-columns-spanned="1" table:number-rows-spanned="3">
            <text:p>1024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0.061758" calcext:value-type="float">
            <text:p>0.061758</text:p>
          </table:table-cell>
          <table:table-cell table:style-name="ce9" office:value-type="float" office:value="0.00002" calcext:value-type="float">
            <text:p>2E-05</text:p>
          </table:table-cell>
          <table:table-cell table:style-name="ce9" office:value-type="float" office:value="0.000419" calcext:value-type="float">
            <text:p>0.000419</text:p>
          </table:table-cell>
          <table:table-cell table:style-name="ce9" office:value-type="float" office:value="0.0644" calcext:value-type="float">
            <text:p>0.0644</text:p>
          </table:table-cell>
          <table:table-cell table:style-name="ce9" office:value-type="float" office:value="0.000591" calcext:value-type="float">
            <text:p>0.000591</text:p>
          </table:table-cell>
          <table:table-cell table:style-name="ce9" office:value-type="float" office:value="0.053654" calcext:value-type="float">
            <text:p>0.053654</text:p>
          </table:table-cell>
          <table:table-cell table:style-name="ce9" office:value-type="float" office:value="0.000267" calcext:value-type="float">
            <text:p>0.000267</text:p>
          </table:table-cell>
          <table:table-cell table:style-name="ce9" office:value-type="float" office:value="0.05364" calcext:value-type="float">
            <text:p>0.05364</text:p>
          </table:table-cell>
          <table:table-cell table:style-name="ce9" office:value-type="float" office:value="0.000295" calcext:value-type="float">
            <text:p>0.000295</text:p>
          </table:table-cell>
          <table:table-cell table:style-name="ce9" office:value-type="float" office:value="0.053326" calcext:value-type="float">
            <text:p>0.053326</text:p>
          </table:table-cell>
          <table:table-cell/>
          <table:table-cell table:style-name="ce12" table:formula="of:=[.C8]/[.E8]" office:value-type="float" office:value="147.393794749403" calcext:value-type="float">
            <text:p>147.3938</text:p>
          </table:table-cell>
          <table:table-cell table:style-name="ce12" table:formula="of:=[.C8]/[.G8]" office:value-type="float" office:value="104.497461928934" calcext:value-type="float">
            <text:p>104.4975</text:p>
          </table:table-cell>
          <table:table-cell table:style-name="ce12" table:formula="of:=[.C8]/[.I8]" office:value-type="float" office:value="231.303370786517" calcext:value-type="float">
            <text:p>231.3034</text:p>
          </table:table-cell>
          <table:table-cell table:style-name="ce12" table:formula="of:=[.C8]/[.K8]" office:value-type="float" office:value="209.349152542373" calcext:value-type="float">
            <text:p>209.3492</text:p>
          </table:table-cell>
          <table:table-cell office:value-type="float" office:value="1024" calcext:value-type="float">
            <text:p>1024</text:p>
          </table:table-cell>
          <table:table-cell table:formula="of:=[.C8]/([.R8]^2)" office:value-type="float" office:value="0.0000000588970184326172" calcext:value-type="float">
            <text:p>5.88970184326172E-08</text:p>
          </table:table-cell>
          <table:table-cell table:number-columns-repeated="1005"/>
        </table:table-row>
        <table:table-row table:style-name="ro1">
          <table:covered-table-cell table:style-name="ce5"/>
          <table:table-cell office:value-type="float" office:value="5" calcext:value-type="float">
            <text:p>5</text:p>
          </table:table-cell>
          <table:table-cell table:style-name="ce9" office:value-type="float" office:value="0.112552" calcext:value-type="float">
            <text:p>0.112552</text:p>
          </table:table-cell>
          <table:table-cell table:style-name="ce9" office:value-type="float" office:value="0.000004" calcext:value-type="float">
            <text:p>4E-06</text:p>
          </table:table-cell>
          <table:table-cell table:style-name="ce9" office:value-type="float" office:value="0.001127" calcext:value-type="float">
            <text:p>0.001127</text:p>
          </table:table-cell>
          <table:table-cell table:style-name="ce9" office:value-type="float" office:value="0.064512" calcext:value-type="float">
            <text:p>0.064512</text:p>
          </table:table-cell>
          <table:table-cell table:style-name="ce9" office:value-type="float" office:value="0.001417" calcext:value-type="float">
            <text:p>0.001417</text:p>
          </table:table-cell>
          <table:table-cell table:style-name="ce9" office:value-type="float" office:value="0.053681" calcext:value-type="float">
            <text:p>0.053681</text:p>
          </table:table-cell>
          <table:table-cell table:style-name="ce9" office:value-type="float" office:value="0.000632" calcext:value-type="float">
            <text:p>0.000632</text:p>
          </table:table-cell>
          <table:table-cell table:style-name="ce9" office:value-type="float" office:value="0.053515" calcext:value-type="float">
            <text:p>0.053515</text:p>
          </table:table-cell>
          <table:table-cell table:style-name="ce9" office:value-type="float" office:value="0.000654" calcext:value-type="float">
            <text:p>0.000654</text:p>
          </table:table-cell>
          <table:table-cell table:style-name="ce9" office:value-type="float" office:value="0.053266" calcext:value-type="float">
            <text:p>0.053266</text:p>
          </table:table-cell>
          <table:table-cell/>
          <table:table-cell table:style-name="ce12" table:formula="of:=[.C9]/[.E9]" office:value-type="float" office:value="99.868677905945" calcext:value-type="float">
            <text:p>99.8687</text:p>
          </table:table-cell>
          <table:table-cell table:style-name="ce12" table:formula="of:=[.C9]/[.G9]" office:value-type="float" office:value="79.4297812279464" calcext:value-type="float">
            <text:p>79.4298</text:p>
          </table:table-cell>
          <table:table-cell table:style-name="ce12" table:formula="of:=[.C9]/[.I9]" office:value-type="float" office:value="178.088607594937" calcext:value-type="float">
            <text:p>178.0886</text:p>
          </table:table-cell>
          <table:table-cell table:style-name="ce12" table:formula="of:=[.C9]/[.K9]" office:value-type="float" office:value="172.097859327217" calcext:value-type="float">
            <text:p>172.0979</text:p>
          </table:table-cell>
          <table:table-cell office:value-type="float" office:value="1024" calcext:value-type="float">
            <text:p>1024</text:p>
          </table:table-cell>
          <table:table-cell table:formula="of:=[.C9]/([.R9]^2)" office:value-type="float" office:value="0.000000107337951660156" calcext:value-type="float">
            <text:p>1.07337951660156E-07</text:p>
          </table:table-cell>
          <table:table-cell table:number-columns-repeated="1005"/>
        </table:table-row>
        <table:table-row table:style-name="ro1">
          <table:covered-table-cell table:style-name="ce5"/>
          <table:table-cell office:value-type="float" office:value="9" calcext:value-type="float">
            <text:p>9</text:p>
          </table:table-cell>
          <table:table-cell table:style-name="ce9" office:value-type="float" office:value="0.349421" calcext:value-type="float">
            <text:p>0.349421</text:p>
          </table:table-cell>
          <table:table-cell table:style-name="ce9" office:value-type="float" office:value="0.000006" calcext:value-type="float">
            <text:p>6E-06</text:p>
          </table:table-cell>
          <table:table-cell table:style-name="ce9" office:value-type="float" office:value="0.003057" calcext:value-type="float">
            <text:p>0.003057</text:p>
          </table:table-cell>
          <table:table-cell table:style-name="ce9" office:value-type="float" office:value="0.070299" calcext:value-type="float">
            <text:p>0.070299</text:p>
          </table:table-cell>
          <table:table-cell table:style-name="ce9" office:value-type="float" office:value="0.00395" calcext:value-type="float">
            <text:p>0.00395</text:p>
          </table:table-cell>
          <table:table-cell table:style-name="ce9" office:value-type="float" office:value="0.053248" calcext:value-type="float">
            <text:p>0.053248</text:p>
          </table:table-cell>
          <table:table-cell table:style-name="ce9" office:value-type="float" office:value="0.001751" calcext:value-type="float">
            <text:p>0.001751</text:p>
          </table:table-cell>
          <table:table-cell table:style-name="ce9" office:value-type="float" office:value="0.051807" calcext:value-type="float">
            <text:p>0.051807</text:p>
          </table:table-cell>
          <table:table-cell table:style-name="ce9" office:value-type="float" office:value="0.001675" calcext:value-type="float">
            <text:p>0.001675</text:p>
          </table:table-cell>
          <table:table-cell table:style-name="ce9" office:value-type="float" office:value="0.051805" calcext:value-type="float">
            <text:p>0.051805</text:p>
          </table:table-cell>
          <table:table-cell/>
          <table:table-cell table:style-name="ce12" table:formula="of:=[.C10]/[.E10]" office:value-type="float" office:value="114.301929996729" calcext:value-type="float">
            <text:p>114.3019</text:p>
          </table:table-cell>
          <table:table-cell table:style-name="ce12" table:formula="of:=[.C10]/[.G10]" office:value-type="float" office:value="88.4610126582278" calcext:value-type="float">
            <text:p>88.4610</text:p>
          </table:table-cell>
          <table:table-cell table:style-name="ce12" table:formula="of:=[.C10]/[.I10]" office:value-type="float" office:value="199.555111364934" calcext:value-type="float">
            <text:p>199.5551</text:p>
          </table:table-cell>
          <table:table-cell table:style-name="ce12" table:formula="of:=[.C10]/[.K10]" office:value-type="float" office:value="208.609552238806" calcext:value-type="float">
            <text:p>208.6096</text:p>
          </table:table-cell>
          <table:table-cell office:value-type="float" office:value="1024" calcext:value-type="float">
            <text:p>1024</text:p>
          </table:table-cell>
          <table:table-cell table:formula="of:=[.C10]/([.R10]^2)" office:value-type="float" office:value="0.000000333233833312988" calcext:value-type="float">
            <text:p>3.33233833312988E-07</text:p>
          </table:table-cell>
          <table:table-cell table:number-columns-repeated="1005"/>
        </table:table-row>
        <table:table-row table:style-name="ro1">
          <table:table-cell table:style-name="ce7" office:value-type="float" office:value="2048" calcext:value-type="float" table:number-columns-spanned="1" table:number-rows-spanned="3">
            <text:p>2048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0.173789" calcext:value-type="float">
            <text:p>0.173789</text:p>
          </table:table-cell>
          <table:table-cell table:style-name="ce9" office:value-type="float" office:value="0.000005" calcext:value-type="float">
            <text:p>5E-06</text:p>
          </table:table-cell>
          <table:table-cell table:style-name="ce9" office:value-type="float" office:value="0.001638" calcext:value-type="float">
            <text:p>0.001638</text:p>
          </table:table-cell>
          <table:table-cell table:style-name="ce9" office:value-type="float" office:value="0.069807" calcext:value-type="float">
            <text:p>0.069807</text:p>
          </table:table-cell>
          <table:table-cell table:style-name="ce9" office:value-type="float" office:value="0.002322" calcext:value-type="float">
            <text:p>0.002322</text:p>
          </table:table-cell>
          <table:table-cell table:style-name="ce9" office:value-type="float" office:value="0.058458" calcext:value-type="float">
            <text:p>0.058458</text:p>
          </table:table-cell>
          <table:table-cell table:style-name="ce9" office:value-type="float" office:value="0.001027" calcext:value-type="float">
            <text:p>0.001027</text:p>
          </table:table-cell>
          <table:table-cell table:style-name="ce9" office:value-type="float" office:value="0.055704" calcext:value-type="float">
            <text:p>0.055704</text:p>
          </table:table-cell>
          <table:table-cell table:style-name="ce9" office:value-type="float" office:value="0.00111" calcext:value-type="float">
            <text:p>0.00111</text:p>
          </table:table-cell>
          <table:table-cell table:style-name="ce9" office:value-type="float" office:value="0.056625" calcext:value-type="float">
            <text:p>0.056625</text:p>
          </table:table-cell>
          <table:table-cell/>
          <table:table-cell table:style-name="ce12" table:formula="of:=[.C11]/[.E11]" office:value-type="float" office:value="106.098290598291" calcext:value-type="float">
            <text:p>106.0983</text:p>
          </table:table-cell>
          <table:table-cell table:style-name="ce12" table:formula="of:=[.C11]/[.G11]" office:value-type="float" office:value="74.8445305770887" calcext:value-type="float">
            <text:p>74.8445</text:p>
          </table:table-cell>
          <table:table-cell table:style-name="ce12" table:formula="of:=[.C11]/[.I11]" office:value-type="float" office:value="169.22005842259" calcext:value-type="float">
            <text:p>169.2201</text:p>
          </table:table-cell>
          <table:table-cell table:style-name="ce12" table:formula="of:=[.C11]/[.K11]" office:value-type="float" office:value="156.566666666667" calcext:value-type="float">
            <text:p>156.5667</text:p>
          </table:table-cell>
          <table:table-cell office:value-type="float" office:value="2048" calcext:value-type="float">
            <text:p>2048</text:p>
          </table:table-cell>
          <table:table-cell table:formula="of:=[.C11]/([.R11]^2)" office:value-type="float" office:value="0.0000000414345264434814" calcext:value-type="float">
            <text:p>4.14345264434814E-08</text:p>
          </table:table-cell>
          <table:table-cell table:number-columns-repeated="1005"/>
        </table:table-row>
        <table:table-row table:style-name="ro1">
          <table:covered-table-cell table:style-name="ce5"/>
          <table:table-cell office:value-type="float" office:value="5" calcext:value-type="float">
            <text:p>5</text:p>
          </table:table-cell>
          <table:table-cell table:style-name="ce9" office:value-type="float" office:value="0.452518" calcext:value-type="float">
            <text:p>0.452518</text:p>
          </table:table-cell>
          <table:table-cell table:style-name="ce9" office:value-type="float" office:value="0.000007" calcext:value-type="float">
            <text:p>7E-06</text:p>
          </table:table-cell>
          <table:table-cell table:style-name="ce9" office:value-type="float" office:value="0.00447" calcext:value-type="float">
            <text:p>0.00447</text:p>
          </table:table-cell>
          <table:table-cell table:style-name="ce9" office:value-type="float" office:value="0.070972" calcext:value-type="float">
            <text:p>0.070972</text:p>
          </table:table-cell>
          <table:table-cell table:style-name="ce9" office:value-type="float" office:value="0.005788" calcext:value-type="float">
            <text:p>0.005788</text:p>
          </table:table-cell>
          <table:table-cell table:style-name="ce9" office:value-type="float" office:value="0.059943" calcext:value-type="float">
            <text:p>0.059943</text:p>
          </table:table-cell>
          <table:table-cell table:style-name="ce9" office:value-type="float" office:value="0.002485" calcext:value-type="float">
            <text:p>0.002485</text:p>
          </table:table-cell>
          <table:table-cell table:style-name="ce9" office:value-type="float" office:value="0.055607" calcext:value-type="float">
            <text:p>0.055607</text:p>
          </table:table-cell>
          <table:table-cell table:style-name="ce9" office:value-type="float" office:value="0.002555" calcext:value-type="float">
            <text:p>0.002555</text:p>
          </table:table-cell>
          <table:table-cell table:style-name="ce9" office:value-type="float" office:value="0.063975" calcext:value-type="float">
            <text:p>0.063975</text:p>
          </table:table-cell>
          <table:table-cell/>
          <table:table-cell table:style-name="ce12" table:formula="of:=[.C12]/[.E12]" office:value-type="float" office:value="101.234451901566" calcext:value-type="float">
            <text:p>101.2345</text:p>
          </table:table-cell>
          <table:table-cell table:style-name="ce12" table:formula="of:=[.C12]/[.G12]" office:value-type="float" office:value="78.1821008984105" calcext:value-type="float">
            <text:p>78.1821</text:p>
          </table:table-cell>
          <table:table-cell table:style-name="ce12" table:formula="of:=[.C12]/[.I12]" office:value-type="float" office:value="182.099798792757" calcext:value-type="float">
            <text:p>182.0998</text:p>
          </table:table-cell>
          <table:table-cell table:style-name="ce12" table:formula="of:=[.C12]/[.K12]" office:value-type="float" office:value="177.110763209393" calcext:value-type="float">
            <text:p>177.1108</text:p>
          </table:table-cell>
          <table:table-cell office:value-type="float" office:value="2048" calcext:value-type="float">
            <text:p>2048</text:p>
          </table:table-cell>
          <table:table-cell table:formula="of:=[.C12]/([.R12]^2)" office:value-type="float" office:value="0.000000107888698577881" calcext:value-type="float">
            <text:p>1.07888698577881E-07</text:p>
          </table:table-cell>
          <table:table-cell table:number-columns-repeated="1005"/>
        </table:table-row>
        <table:table-row table:style-name="ro1">
          <table:covered-table-cell table:style-name="ce5"/>
          <table:table-cell office:value-type="float" office:value="9" calcext:value-type="float">
            <text:p>9</text:p>
          </table:table-cell>
          <table:table-cell table:style-name="ce9" office:value-type="float" office:value="1.403984" calcext:value-type="float">
            <text:p>1.403984</text:p>
          </table:table-cell>
          <table:table-cell table:style-name="ce9" office:value-type="float" office:value="0.000005" calcext:value-type="float">
            <text:p>5E-06</text:p>
          </table:table-cell>
          <table:table-cell table:style-name="ce9" office:value-type="float" office:value="0.012163" calcext:value-type="float">
            <text:p>0.012163</text:p>
          </table:table-cell>
          <table:table-cell table:style-name="ce9" office:value-type="float" office:value="0.065598" calcext:value-type="float">
            <text:p>0.065598</text:p>
          </table:table-cell>
          <table:table-cell table:style-name="ce9" office:value-type="float" office:value="0.015792" calcext:value-type="float">
            <text:p>0.015792</text:p>
          </table:table-cell>
          <table:table-cell table:style-name="ce9" office:value-type="float" office:value="0.059443" calcext:value-type="float">
            <text:p>0.059443</text:p>
          </table:table-cell>
          <table:table-cell table:style-name="ce9" office:value-type="float" office:value="0.006965" calcext:value-type="float">
            <text:p>0.006965</text:p>
          </table:table-cell>
          <table:table-cell table:style-name="ce9" office:value-type="float" office:value="0.062524" calcext:value-type="float">
            <text:p>0.062524</text:p>
          </table:table-cell>
          <table:table-cell table:style-name="ce9" office:value-type="float" office:value="0.00662" calcext:value-type="float">
            <text:p>0.00662</text:p>
          </table:table-cell>
          <table:table-cell table:style-name="ce9" office:value-type="float" office:value="0.055691" calcext:value-type="float">
            <text:p>0.055691</text:p>
          </table:table-cell>
          <table:table-cell/>
          <table:table-cell table:style-name="ce12" table:formula="of:=[.C13]/[.E13]" office:value-type="float" office:value="115.430732549535" calcext:value-type="float">
            <text:p>115.4307</text:p>
          </table:table-cell>
          <table:table-cell table:style-name="ce12" table:formula="of:=[.C13]/[.G13]" office:value-type="float" office:value="88.9047619047619" calcext:value-type="float">
            <text:p>88.9048</text:p>
          </table:table-cell>
          <table:table-cell table:style-name="ce12" table:formula="of:=[.C13]/[.I13]" office:value-type="float" office:value="201.577027997128" calcext:value-type="float">
            <text:p>201.5770</text:p>
          </table:table-cell>
          <table:table-cell table:style-name="ce12" table:formula="of:=[.C13]/[.K13]" office:value-type="float" office:value="212.082175226586" calcext:value-type="float">
            <text:p>212.0822</text:p>
          </table:table-cell>
          <table:table-cell office:value-type="float" office:value="2048" calcext:value-type="float">
            <text:p>2048</text:p>
          </table:table-cell>
          <table:table-cell table:formula="of:=[.C13]/([.R13]^2)" office:value-type="float" office:value="0.000000334735870361328" calcext:value-type="float">
            <text:p>3.34735870361328E-0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size</text:p>
          </table:table-cell>
          <table:table-cell table:style-name="ce1" office:value-type="string" calcext:value-type="string">
            <text:p>Fsize</text:p>
          </table:table-cell>
          <table:table-cell table:style-name="ce10" office:value-type="string" calcext:value-type="string" table:number-columns-spanned="2" table:number-rows-spanned="1">
            <text:p>Serial Tim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Naive Tim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Shared Tim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Constant Time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Texture Time</text:p>
          </table:table-cell>
          <table:covered-table-cell table:style-name="ce1"/>
          <table:table-cell table:number-columns-repeated="1012"/>
        </table:table-row>
        <table:table-row table:style-name="ro1">
          <table:table-cell table:style-name="ce7" office:value-type="float" office:value="256" calcext:value-type="float" table:number-columns-spanned="1" table:number-rows-spanned="3">
            <text:p>256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.014537" calcext:value-type="float">
            <text:p>0.014537</text:p>
          </table:table-cell>
          <table:table-cell table:style-name="Default" office:value-type="float" office:value="0.00001" calcext:value-type="float">
            <text:p>1E-05</text:p>
          </table:table-cell>
          <table:table-cell table:style-name="Default" office:value-type="float" office:value="0.000041" calcext:value-type="float">
            <text:p>4.1E-05</text:p>
          </table:table-cell>
          <table:table-cell table:style-name="Default" office:value-type="float" office:value="0.084529" calcext:value-type="float">
            <text:p>0.084529</text:p>
          </table:table-cell>
          <table:table-cell table:style-name="Default" office:value-type="float" office:value="0.000053" calcext:value-type="float">
            <text:p>5.3E-05</text:p>
          </table:table-cell>
          <table:table-cell table:style-name="Default" office:value-type="float" office:value="0.053155" calcext:value-type="float">
            <text:p>0.053155</text:p>
          </table:table-cell>
          <table:table-cell table:style-name="Default" office:value-type="float" office:value="0.000029" calcext:value-type="float">
            <text:p>2.9E-05</text:p>
          </table:table-cell>
          <table:table-cell table:style-name="Default" office:value-type="float" office:value="0.0515" calcext:value-type="float">
            <text:p>0.0515</text:p>
          </table:table-cell>
          <table:table-cell table:style-name="Default" office:value-type="float" office:value="0.00004" calcext:value-type="float">
            <text:p>4E-05</text:p>
          </table:table-cell>
          <table:table-cell table:style-name="Default" office:value-type="float" office:value="0.051605" calcext:value-type="float">
            <text:p>0.051605</text:p>
          </table:table-cell>
          <table:table-cell table:number-columns-repeated="1012"/>
        </table:table-row>
        <table:table-row table:style-name="ro1">
          <table:covered-table-cell table:style-name="ce5"/>
          <table:table-cell office:value-type="float" office:value="5" calcext:value-type="float">
            <text:p>5</text:p>
          </table:table-cell>
          <table:table-cell office:value-type="float" office:value="0.03184" calcext:value-type="float">
            <text:p>0.03184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82068" calcext:value-type="float">
            <text:p>0.082068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53767" calcext:value-type="float">
            <text:p>0.053767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53193" calcext:value-type="float">
            <text:p>0.053193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52054" calcext:value-type="float">
            <text:p>0.052054</text:p>
          </table:table-cell>
          <table:table-cell table:number-columns-repeated="1012"/>
        </table:table-row>
        <table:table-row table:style-name="ro1">
          <table:covered-table-cell table:style-name="ce5"/>
          <table:table-cell office:value-type="float" office:value="9" calcext:value-type="float">
            <text:p>9</text:p>
          </table:table-cell>
          <table:table-cell office:value-type="float" office:value="0.058421" calcext:value-type="float">
            <text:p>0.05842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73769" calcext:value-type="float">
            <text:p>0.073769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.054243" calcext:value-type="float">
            <text:p>0.054243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54473" calcext:value-type="float">
            <text:p>0.054473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57575" calcext:value-type="float">
            <text:p>0.057575</text:p>
          </table:table-cell>
          <table:table-cell table:number-columns-repeated="1012"/>
        </table:table-row>
        <table:table-row table:style-name="ro1">
          <table:table-cell table:style-name="ce7" office:value-type="float" office:value="512" calcext:value-type="float" table:number-columns-spanned="1" table:number-rows-spanned="3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0.033477" calcext:value-type="float">
            <text:p>0.033477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74273" calcext:value-type="float">
            <text:p>0.07427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51962" calcext:value-type="float">
            <text:p>0.051962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52071" calcext:value-type="float">
            <text:p>0.052071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53216" calcext:value-type="float">
            <text:p>0.053216</text:p>
          </table:table-cell>
          <table:table-cell table:number-columns-repeated="1012"/>
        </table:table-row>
        <table:table-row table:style-name="ro1">
          <table:covered-table-cell table:style-name="ce5"/>
          <table:table-cell office:value-type="float" office:value="5" calcext:value-type="float">
            <text:p>5</text:p>
          </table:table-cell>
          <table:table-cell office:value-type="float" office:value="0.047504" calcext:value-type="float">
            <text:p>0.047504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74455" calcext:value-type="float">
            <text:p>0.074455</text:p>
          </table:table-cell>
          <table:table-cell office:value-type="float" office:value="0.000366" calcext:value-type="float">
            <text:p>0.000366</text:p>
          </table:table-cell>
          <table:table-cell office:value-type="float" office:value="0.054641" calcext:value-type="float">
            <text:p>0.054641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54124" calcext:value-type="float">
            <text:p>0.054124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54191" calcext:value-type="float">
            <text:p>0.054191</text:p>
          </table:table-cell>
          <table:table-cell table:number-columns-repeated="1012"/>
        </table:table-row>
        <table:table-row table:style-name="ro1">
          <table:covered-table-cell table:style-name="ce5"/>
          <table:table-cell office:value-type="float" office:value="9" calcext:value-type="float">
            <text:p>9</text:p>
          </table:table-cell>
          <table:table-cell office:value-type="float" office:value="0.119374" calcext:value-type="float">
            <text:p>0.119374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778" calcext:value-type="float">
            <text:p>0.000778</text:p>
          </table:table-cell>
          <table:table-cell office:value-type="float" office:value="0.071953" calcext:value-type="float">
            <text:p>0.071953</text:p>
          </table:table-cell>
          <table:table-cell office:value-type="float" office:value="0.001178" calcext:value-type="float">
            <text:p>0.001178</text:p>
          </table:table-cell>
          <table:table-cell office:value-type="float" office:value="0.054384" calcext:value-type="float">
            <text:p>0.054384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5358" calcext:value-type="float">
            <text:p>0.05358</text:p>
          </table:table-cell>
          <table:table-cell office:value-type="float" office:value="0.000488" calcext:value-type="float">
            <text:p>0.000488</text:p>
          </table:table-cell>
          <table:table-cell office:value-type="float" office:value="0.056806" calcext:value-type="float">
            <text:p>0.056806</text:p>
          </table:table-cell>
          <table:table-cell table:number-columns-repeated="1012"/>
        </table:table-row>
        <table:table-row table:style-name="ro1">
          <table:table-cell table:style-name="ce7" office:value-type="float" office:value="1024" calcext:value-type="float" table:number-columns-spanned="1" table:number-rows-spanned="3">
            <text:p>1024</text:p>
          </table:table-cell>
          <table:table-cell office:value-type="float" office:value="3" calcext:value-type="float">
            <text:p>3</text:p>
          </table:table-cell>
          <table:table-cell office:value-type="float" office:value="0.058487" calcext:value-type="float">
            <text:p>0.058487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0.075182" calcext:value-type="float">
            <text:p>0.075182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0.053532" calcext:value-type="float">
            <text:p>0.053532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.05368" calcext:value-type="float">
            <text:p>0.05368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60639" calcext:value-type="float">
            <text:p>0.060639</text:p>
          </table:table-cell>
          <table:table-cell table:number-columns-repeated="1012"/>
        </table:table-row>
        <table:table-row table:style-name="ro1">
          <table:covered-table-cell table:style-name="ce5"/>
          <table:table-cell office:value-type="float" office:value="5" calcext:value-type="float">
            <text:p>5</text:p>
          </table:table-cell>
          <table:table-cell office:value-type="float" office:value="0.12551" calcext:value-type="float">
            <text:p>0.12551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1128" calcext:value-type="float">
            <text:p>0.001128</text:p>
          </table:table-cell>
          <table:table-cell office:value-type="float" office:value="0.075999" calcext:value-type="float">
            <text:p>0.075999</text:p>
          </table:table-cell>
          <table:table-cell office:value-type="float" office:value="0.001415" calcext:value-type="float">
            <text:p>0.001415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055844" calcext:value-type="float">
            <text:p>0.055844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5837" calcext:value-type="float">
            <text:p>0.05837</text:p>
          </table:table-cell>
          <table:table-cell table:number-columns-repeated="1012"/>
        </table:table-row>
        <table:table-row table:style-name="ro1">
          <table:covered-table-cell table:style-name="ce5"/>
          <table:table-cell office:value-type="float" office:value="9" calcext:value-type="float">
            <text:p>9</text:p>
          </table:table-cell>
          <table:table-cell office:value-type="float" office:value="0.365407" calcext:value-type="float">
            <text:p>0.365407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3277" calcext:value-type="float">
            <text:p>0.003277</text:p>
          </table:table-cell>
          <table:table-cell office:value-type="float" office:value="0.07342" calcext:value-type="float">
            <text:p>0.07342</text:p>
          </table:table-cell>
          <table:table-cell office:value-type="float" office:value="0.004373" calcext:value-type="float">
            <text:p>0.004373</text:p>
          </table:table-cell>
          <table:table-cell office:value-type="float" office:value="0.054135" calcext:value-type="float">
            <text:p>0.054135</text:p>
          </table:table-cell>
          <table:table-cell office:value-type="float" office:value="0.001771" calcext:value-type="float">
            <text:p>0.001771</text:p>
          </table:table-cell>
          <table:table-cell office:value-type="float" office:value="0.053048" calcext:value-type="float">
            <text:p>0.053048</text:p>
          </table:table-cell>
          <table:table-cell office:value-type="float" office:value="0.001693" calcext:value-type="float">
            <text:p>0.001693</text:p>
          </table:table-cell>
          <table:table-cell office:value-type="float" office:value="0.052906" calcext:value-type="float">
            <text:p>0.052906</text:p>
          </table:table-cell>
          <table:table-cell table:number-columns-repeated="1012"/>
        </table:table-row>
        <table:table-row table:style-name="ro1">
          <table:table-cell table:style-name="ce7" office:value-type="float" office:value="2048" calcext:value-type="float" table:number-columns-spanned="1" table:number-rows-spanned="3">
            <text:p>2048</text:p>
          </table:table-cell>
          <table:table-cell office:value-type="float" office:value="3" calcext:value-type="float">
            <text:p>3</text:p>
          </table:table-cell>
          <table:table-cell office:value-type="float" office:value="0.171482" calcext:value-type="float">
            <text:p>0.171482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1637" calcext:value-type="float">
            <text:p>0.001637</text:p>
          </table:table-cell>
          <table:table-cell office:value-type="float" office:value="0.080347" calcext:value-type="float">
            <text:p>0.080347</text:p>
          </table:table-cell>
          <table:table-cell office:value-type="float" office:value="0.002689" calcext:value-type="float">
            <text:p>0.002689</text:p>
          </table:table-cell>
          <table:table-cell office:value-type="float" office:value="0.059241" calcext:value-type="float">
            <text:p>0.059241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0.054023" calcext:value-type="float">
            <text:p>0.054023</text:p>
          </table:table-cell>
          <table:table-cell office:value-type="float" office:value="0.001283" calcext:value-type="float">
            <text:p>0.001283</text:p>
          </table:table-cell>
          <table:table-cell office:value-type="float" office:value="0.054079" calcext:value-type="float">
            <text:p>0.054079</text:p>
          </table:table-cell>
          <table:table-cell table:number-columns-repeated="1012"/>
        </table:table-row>
        <table:table-row table:style-name="ro1">
          <table:covered-table-cell table:style-name="ce5"/>
          <table:table-cell office:value-type="float" office:value="5" calcext:value-type="float">
            <text:p>5</text:p>
          </table:table-cell>
          <table:table-cell office:value-type="float" office:value="0.442127" calcext:value-type="float">
            <text:p>0.44212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4866" calcext:value-type="float">
            <text:p>0.004866</text:p>
          </table:table-cell>
          <table:table-cell office:value-type="float" office:value="0.076506" calcext:value-type="float">
            <text:p>0.076506</text:p>
          </table:table-cell>
          <table:table-cell office:value-type="float" office:value="0.00601" calcext:value-type="float">
            <text:p>0.00601</text:p>
          </table:table-cell>
          <table:table-cell office:value-type="float" office:value="0.058069" calcext:value-type="float">
            <text:p>0.058069</text:p>
          </table:table-cell>
          <table:table-cell office:value-type="float" office:value="0.002485" calcext:value-type="float">
            <text:p>0.002485</text:p>
          </table:table-cell>
          <table:table-cell office:value-type="float" office:value="0.055145" calcext:value-type="float">
            <text:p>0.055145</text:p>
          </table:table-cell>
          <table:table-cell office:value-type="float" office:value="0.002896" calcext:value-type="float">
            <text:p>0.002896</text:p>
          </table:table-cell>
          <table:table-cell office:value-type="float" office:value="0.055384" calcext:value-type="float">
            <text:p>0.055384</text:p>
          </table:table-cell>
          <table:table-cell table:number-columns-repeated="1012"/>
        </table:table-row>
        <table:table-row table:style-name="ro1">
          <table:covered-table-cell table:style-name="ce5"/>
          <table:table-cell office:value-type="float" office:value="9" calcext:value-type="float">
            <text:p>9</text:p>
          </table:table-cell>
          <table:table-cell office:value-type="float" office:value="1.402518" calcext:value-type="float">
            <text:p>1.402518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12336" calcext:value-type="float">
            <text:p>0.012336</text:p>
          </table:table-cell>
          <table:table-cell office:value-type="float" office:value="0.089209" calcext:value-type="float">
            <text:p>0.089209</text:p>
          </table:table-cell>
          <table:table-cell office:value-type="float" office:value="0.017509" calcext:value-type="float">
            <text:p>0.017509</text:p>
          </table:table-cell>
          <table:table-cell office:value-type="float" office:value="0.059943" calcext:value-type="float">
            <text:p>0.059943</text:p>
          </table:table-cell>
          <table:table-cell office:value-type="float" office:value="0.007144" calcext:value-type="float">
            <text:p>0.007144</text:p>
          </table:table-cell>
          <table:table-cell office:value-type="float" office:value="0.054062" calcext:value-type="float">
            <text:p>0.054062</text:p>
          </table:table-cell>
          <table:table-cell office:value-type="float" office:value="0.006652" calcext:value-type="float">
            <text:p>0.006652</text:p>
          </table:table-cell>
          <table:table-cell office:value-type="float" office:value="0.057342" calcext:value-type="float">
            <text:p>0.05734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16]/[.C2]" office:value-type="float" office:value="2.25240161140378" calcext:value-type="float">
            <text:p>2.25240161140378</text:p>
          </table:table-cell>
          <table:table-cell/>
          <table:table-cell table:formula="of:=[.E16]/[.E2]" office:value-type="float" office:value="1" calcext:value-type="float">
            <text:p>1</text:p>
          </table:table-cell>
          <table:table-cell/>
          <table:table-cell table:formula="of:=[.G16]/[.G2]" office:value-type="float" office:value="1.01923076923077" calcext:value-type="float">
            <text:p>1.01923076923077</text:p>
          </table:table-cell>
          <table:table-cell/>
          <table:table-cell table:formula="of:=[.I16]/[.I2]" office:value-type="float" office:value="1" calcext:value-type="float">
            <text:p>1</text:p>
          </table:table-cell>
          <table:table-cell/>
          <table:table-cell table:formula="of:=[.K16]/[.K2]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[.C17]/[.C3]" office:value-type="float" office:value="3.0071779372875" calcext:value-type="float">
            <text:p>3.0071779372875</text:p>
          </table:table-cell>
          <table:table-cell/>
          <table:table-cell table:formula="of:=[.E17]/[.E3]" office:value-type="float" office:value="1" calcext:value-type="float">
            <text:p>1</text:p>
          </table:table-cell>
          <table:table-cell/>
          <table:table-cell table:formula="of:=[.G17]/[.G3]" office:value-type="float" office:value="1.00980392156863" calcext:value-type="float">
            <text:p>1.00980392156863</text:p>
          </table:table-cell>
          <table:table-cell/>
          <table:table-cell table:formula="of:=[.I17]/[.I3]" office:value-type="float" office:value="0.980392156862745" calcext:value-type="float">
            <text:p>0.980392156862745</text:p>
          </table:table-cell>
          <table:table-cell/>
          <table:table-cell table:formula="of:=[.K17]/[.K3]" office:value-type="float" office:value="1" calcext:value-type="float">
            <text:p>1</text:p>
          </table:table-cell>
          <table:table-cell table:number-columns-repeated="2"/>
          <table:table-cell table:formula="of:=SUM([.C29:.C40];[.E29:.E40];[.G29:.G40];[.I29:.I40];[.K29:.K40])/60" office:value-type="float" office:value="1.14782244342266" calcext:value-type="float">
            <text:p>1.1478224434226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[.C18]/[.C4]" office:value-type="float" office:value="2.21964285714286" calcext:value-type="float">
            <text:p>2.21964285714286</text:p>
          </table:table-cell>
          <table:table-cell/>
          <table:table-cell table:formula="of:=[.E18]/[.E4]" office:value-type="float" office:value="1.0048309178744" calcext:value-type="float">
            <text:p>1.0048309178744</text:p>
          </table:table-cell>
          <table:table-cell/>
          <table:table-cell table:formula="of:=[.G18]/[.G4]" office:value-type="float" office:value="0.946619217081851" calcext:value-type="float">
            <text:p>0.946619217081851</text:p>
          </table:table-cell>
          <table:table-cell/>
          <table:table-cell table:formula="of:=[.I18]/[.I4]" office:value-type="float" office:value="1.15652173913044" calcext:value-type="float">
            <text:p>1.15652173913044</text:p>
          </table:table-cell>
          <table:table-cell/>
          <table:table-cell table:formula="of:=[.K18]/[.K4]" office:value-type="float" office:value="1.02272727272727" calcext:value-type="float">
            <text:p>1.02272727272727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[.C19]/[.C5]" office:value-type="float" office:value="2.90346921075455" calcext:value-type="float">
            <text:p>2.90346921075455</text:p>
          </table:table-cell>
          <table:table-cell/>
          <table:table-cell table:formula="of:=[.E19]/[.E5]" office:value-type="float" office:value="0.991525423728814" calcext:value-type="float">
            <text:p>0.991525423728814</text:p>
          </table:table-cell>
          <table:table-cell/>
          <table:table-cell table:formula="of:=[.G19]/[.G5]" office:value-type="float" office:value="0.987654320987654" calcext:value-type="float">
            <text:p>0.987654320987654</text:p>
          </table:table-cell>
          <table:table-cell/>
          <table:table-cell table:formula="of:=[.I19]/[.I5]" office:value-type="float" office:value="1" calcext:value-type="float">
            <text:p>1</text:p>
          </table:table-cell>
          <table:table-cell/>
          <table:table-cell table:formula="of:=[.K19]/[.K5]" office:value-type="float" office:value="0.978260869565217" calcext:value-type="float">
            <text:p>0.978260869565217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[.C20]/[.C6]" office:value-type="float" office:value="1.66068869078832" calcext:value-type="float">
            <text:p>1.66068869078832</text:p>
          </table:table-cell>
          <table:table-cell/>
          <table:table-cell table:formula="of:=[.E20]/[.E6]" office:value-type="float" office:value="0.996598639455782" calcext:value-type="float">
            <text:p>0.996598639455782</text:p>
          </table:table-cell>
          <table:table-cell/>
          <table:table-cell table:formula="of:=[.G20]/[.G6]" office:value-type="float" office:value="1.00826446280992" calcext:value-type="float">
            <text:p>1.00826446280992</text:p>
          </table:table-cell>
          <table:table-cell/>
          <table:table-cell table:formula="of:=[.I20]/[.I6]" office:value-type="float" office:value="1.00645161290323" calcext:value-type="float">
            <text:p>1.00645161290323</text:p>
          </table:table-cell>
          <table:table-cell/>
          <table:table-cell table:formula="of:=[.K20]/[.K6]" office:value-type="float" office:value="1.01675977653631" calcext:value-type="float">
            <text:p>1.0167597765363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[.C21]/[.C7]" office:value-type="float" office:value="1.37727576897339" calcext:value-type="float">
            <text:p>1.37727576897339</text:p>
          </table:table-cell>
          <table:table-cell/>
          <table:table-cell table:formula="of:=[.E21]/[.E7]" office:value-type="float" office:value="0.982323232323232" calcext:value-type="float">
            <text:p>0.982323232323232</text:p>
          </table:table-cell>
          <table:table-cell/>
          <table:table-cell table:formula="of:=[.G21]/[.G7]" office:value-type="float" office:value="1.178" calcext:value-type="float">
            <text:p>1.178</text:p>
          </table:table-cell>
          <table:table-cell/>
          <table:table-cell table:formula="of:=[.I21]/[.I7]" office:value-type="float" office:value="0.997596153846154" calcext:value-type="float">
            <text:p>0.997596153846154</text:p>
          </table:table-cell>
          <table:table-cell/>
          <table:table-cell table:formula="of:=[.K21]/[.K7]" office:value-type="float" office:value="1.08444444444444" calcext:value-type="float">
            <text:p>1.0844444444444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[.C22]/[.C8]" office:value-type="float" office:value="0.947035201917161" calcext:value-type="float">
            <text:p>0.947035201917161</text:p>
          </table:table-cell>
          <table:table-cell/>
          <table:table-cell table:formula="of:=[.E22]/[.E8]" office:value-type="float" office:value="1.03341288782816" calcext:value-type="float">
            <text:p>1.03341288782816</text:p>
          </table:table-cell>
          <table:table-cell/>
          <table:table-cell table:formula="of:=[.G22]/[.G8]" office:value-type="float" office:value="1.00169204737733" calcext:value-type="float">
            <text:p>1.00169204737733</text:p>
          </table:table-cell>
          <table:table-cell/>
          <table:table-cell table:formula="of:=[.I22]/[.I8]" office:value-type="float" office:value="1.00374531835206" calcext:value-type="float">
            <text:p>1.00374531835206</text:p>
          </table:table-cell>
          <table:table-cell/>
          <table:table-cell table:formula="of:=[.K22]/[.K8]" office:value-type="float" office:value="1.02033898305085" calcext:value-type="float">
            <text:p>1.0203389830508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[.C23]/[.C9]" office:value-type="float" office:value="1.11512900703675" calcext:value-type="float">
            <text:p>1.11512900703675</text:p>
          </table:table-cell>
          <table:table-cell/>
          <table:table-cell table:formula="of:=[.E23]/[.E9]" office:value-type="float" office:value="1.00088731144632" calcext:value-type="float">
            <text:p>1.00088731144632</text:p>
          </table:table-cell>
          <table:table-cell/>
          <table:table-cell table:formula="of:=[.G23]/[.G9]" office:value-type="float" office:value="0.998588567395907" calcext:value-type="float">
            <text:p>0.998588567395907</text:p>
          </table:table-cell>
          <table:table-cell/>
          <table:table-cell table:formula="of:=[.I23]/[.I9]" office:value-type="float" office:value="1.03006329113924" calcext:value-type="float">
            <text:p>1.03006329113924</text:p>
          </table:table-cell>
          <table:table-cell/>
          <table:table-cell table:formula="of:=[.K23]/[.K9]" office:value-type="float" office:value="0.99388379204893" calcext:value-type="float">
            <text:p>0.99388379204893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[.C24]/[.C10]" office:value-type="float" office:value="1.04574996923482" calcext:value-type="float">
            <text:p>1.04574996923482</text:p>
          </table:table-cell>
          <table:table-cell/>
          <table:table-cell table:formula="of:=[.E24]/[.E10]" office:value-type="float" office:value="1.07196597971868" calcext:value-type="float">
            <text:p>1.07196597971868</text:p>
          </table:table-cell>
          <table:table-cell/>
          <table:table-cell table:formula="of:=[.G24]/[.G10]" office:value-type="float" office:value="1.10708860759494" calcext:value-type="float">
            <text:p>1.10708860759494</text:p>
          </table:table-cell>
          <table:table-cell/>
          <table:table-cell table:formula="of:=[.I24]/[.I10]" office:value-type="float" office:value="1.01142204454597" calcext:value-type="float">
            <text:p>1.01142204454597</text:p>
          </table:table-cell>
          <table:table-cell/>
          <table:table-cell table:formula="of:=[.K24]/[.K10]" office:value-type="float" office:value="1.01074626865672" calcext:value-type="float">
            <text:p>1.0107462686567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[.C25]/[.C11]" office:value-type="float" office:value="0.986725281807249" calcext:value-type="float">
            <text:p>0.986725281807249</text:p>
          </table:table-cell>
          <table:table-cell/>
          <table:table-cell table:formula="of:=[.E25]/[.E11]" office:value-type="float" office:value="0.999389499389499" calcext:value-type="float">
            <text:p>0.999389499389499</text:p>
          </table:table-cell>
          <table:table-cell/>
          <table:table-cell table:formula="of:=[.G25]/[.G11]" office:value-type="float" office:value="1.15805340223945" calcext:value-type="float">
            <text:p>1.15805340223945</text:p>
          </table:table-cell>
          <table:table-cell/>
          <table:table-cell table:formula="of:=[.I25]/[.I11]" office:value-type="float" office:value="0.999026290165531" calcext:value-type="float">
            <text:p>0.999026290165531</text:p>
          </table:table-cell>
          <table:table-cell/>
          <table:table-cell table:formula="of:=[.K25]/[.K11]" office:value-type="float" office:value="1.15585585585586" calcext:value-type="float">
            <text:p>1.1558558558558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[.C26]/[.C12]" office:value-type="float" office:value="0.977037377518684" calcext:value-type="float">
            <text:p>0.977037377518684</text:p>
          </table:table-cell>
          <table:table-cell/>
          <table:table-cell table:formula="of:=[.E26]/[.E12]" office:value-type="float" office:value="1.08859060402685" calcext:value-type="float">
            <text:p>1.08859060402685</text:p>
          </table:table-cell>
          <table:table-cell/>
          <table:table-cell table:formula="of:=[.G26]/[.G12]" office:value-type="float" office:value="1.03835521769178" calcext:value-type="float">
            <text:p>1.03835521769178</text:p>
          </table:table-cell>
          <table:table-cell/>
          <table:table-cell table:formula="of:=[.I26]/[.I12]" office:value-type="float" office:value="1" calcext:value-type="float">
            <text:p>1</text:p>
          </table:table-cell>
          <table:table-cell/>
          <table:table-cell table:formula="of:=[.K26]/[.K12]" office:value-type="float" office:value="1.1334637964775" calcext:value-type="float">
            <text:p>1.133463796477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[.C27]/[.C13]" office:value-type="float" office:value="0.998955828556451" calcext:value-type="float">
            <text:p>0.998955828556451</text:p>
          </table:table-cell>
          <table:table-cell/>
          <table:table-cell table:formula="of:=[.E27]/[.E13]" office:value-type="float" office:value="1.01422346460577" calcext:value-type="float">
            <text:p>1.01422346460577</text:p>
          </table:table-cell>
          <table:table-cell/>
          <table:table-cell table:formula="of:=[.G27]/[.G13]" office:value-type="float" office:value="1.10872593718338" calcext:value-type="float">
            <text:p>1.10872593718338</text:p>
          </table:table-cell>
          <table:table-cell/>
          <table:table-cell table:formula="of:=[.I27]/[.I13]" office:value-type="float" office:value="1.02569992821249" calcext:value-type="float">
            <text:p>1.02569992821249</text:p>
          </table:table-cell>
          <table:table-cell/>
          <table:table-cell table:formula="of:=[.K27]/[.K13]" office:value-type="float" office:value="1.00483383685801" calcext:value-type="float">
            <text:p>1.00483383685801</text:p>
          </table:table-cell>
          <table:table-cell table:number-columns-repeated="101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5" loext:min-decimal-places="5" number:min-integer-digits="1" number:grouping="true"/>
    </number:number-style>
    <number:number-style style:name="N114">
      <number:number number:decimal-places="6" loext:min-decimal-places="6" number:min-integer-digits="1" number:grouping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00/00/00</text:date>, <text:time style:data-style-name="N2" text:time-value="14:47:08.3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5:12:16.127217129</meta:creation-date>
    <meta:generator>LibreOffice/6.1.4.2$Windows_X86_64 LibreOffice_project/9d0f32d1f0b509096fd65e0d4bec26ddd1938fd3</meta:generator>
    <dc:date>2019-04-14T16:10:46.371000000</dc:date>
    <meta:editing-duration>PT3H11M35S</meta:editing-duration>
    <meta:editing-cycles>41</meta:editing-cycles>
    <meta:document-statistic meta:table-count="1" meta:cell-count="423" meta:object-count="0"/>
  </office:meta>
</office:document-meta>
</file>